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rivate Contractor Agreement</text:p>
      <text:p text:style-name="Text_20_body">This Private Contractor Agreement (hereinafter referred to as "Agreement") is made and entered into as of the date of acceptance by the Client and by MadeByParry (hereinafter referred to as "Contractor"), a company organized and existing under the laws of the State of [State].</text:p>
      <text:p text:style-name="Text_20_body">PURPOSE: The purpose of this Agreement is to engage the Contractor as an independent contractor to provide graphic design services to the Client on the terms and conditions set forth in this Agreement.</text:p>
      <text:p text:style-name="Text_20_body">SCOPE OF WORK: The Contractor will provide the following services to the Client:</text:p>
      <text:list xml:id="list1565020199" text:style-name="L1">
        <text:list-item>
          <text:p text:style-name="P2">Design and creation of graphic elements, including but not limited to logos, banners, and other marketing materials</text:p>
        </text:list-item>
        <text:list-item>
          <text:p text:style-name="P2">Collaboration with the Client to determine project goals and deliverables</text:p>
        </text:list-item>
        <text:list-item>
          <text:p text:style-name="P1">Revisions and modifications to the final design as requested by the Client</text:p>
        </text:list-item>
      </text:list>
      <text:p text:style-name="Text_20_body">The Client acknowledges that the Contractor is an independent contractor and not an employee of the Client. The Contractor will be responsible for paying all taxes and other charges that may be imposed on the Contractor as a result of this Agreement.</text:p>
      <text:p text:style-name="Text_20_body">DELIVERY: The Contractor will deliver the final design to the Client in a digital format (e.g. JPG, PNG, PDF) via email or online file sharing service. The Client will have a period of [X] days from the date of delivery to request any revisions or modifications to the final design. Any revisions or modifications requested after this period will be subject to additional charges.</text:p>
      <text:p text:style-name="Text_20_body">PAYMENT: The Client will pay the Contractor a total fee of [$X] for the services provided under this Agreement. This fee will be paid in [X] installments as follows:</text:p>
      <text:list xml:id="list2345432119" text:style-name="L2">
        <text:list-item>
          <text:p text:style-name="P4">[$X] upon acceptance of this Agreement</text:p>
        </text:list-item>
        <text:list-item>
          <text:p text:style-name="P4">[$X] upon completion of [X]% of the project</text:p>
        </text:list-item>
        <text:list-item>
          <text:p text:style-name="P3">[$X] upon completion of the final design</text:p>
        </text:list-item>
      </text:list>
      <text:p text:style-name="Text_20_body">The Client will also reimburse the Contractor for any reasonable and necessary expenses incurred in the course of providing the services under this Agreement, upon presentation of receipts.</text:p>
      <text:p text:style-name="Text_20_body">TERMINATION: Either party may terminate this Agreement at any time upon written notice to the other party. Upon termination, the Client will pay the Contractor for any work completed up to the date of termination, as well as any expenses incurred.</text:p>
      <text:p text:style-name="Text_20_body">CONFIDENTIALITY: The Contractor agrees to maintain the confidentiality of any proprietary or confidential information of the Client. The Contractor will not disclose any such information to any third party without the prior written consent of the Client.</text:p>
      <text:p text:style-name="Text_20_body">GOVERNING LAW: This Agreement will be governed by and construed in accordance with the laws of the State of [State].</text:p>
      <text:p text:style-name="Text_20_body">IN WITNESS WHEREOF, the parties have executed this Agreement as of the date first above written.</text:p>
      <text:p text:style-name="Text_20_body">MadeByParry:</text:p>
      <text:p text:style-name="Text_20_body">By: [Name] Title: [Title]</text:p>
      <text:p text:style-name="Text_20_body"><text:soft-page-break/>Client:</text:p>
      <text:p text:style-name="Text_20_body">By: [Name] Title: [Titl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6T12:43:10.423000000</meta:creation-date>
    <dc:date>2022-12-16T13:17:30.430000000</dc:date>
    <meta:editing-duration>PT24M9S</meta:editing-duration>
    <meta:editing-cycles>1</meta:editing-cycles>
    <meta:document-statistic meta:table-count="0" meta:image-count="0" meta:object-count="0" meta:page-count="2" meta:paragraph-count="22" meta:word-count="446" meta:character-count="2741" meta:non-whitespace-character-count="2323"/>
    <meta:generator>LibreOffice/7.2.5.2$Windows_X86_64 LibreOffice_project/499f9727c189e6ef3471021d6132d4c694f357e5</meta:generator>
  </office:meta>
</office:document-meta>
</file>